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7de3" officeooo:paragraph-rsid="00077de3"/>
    </style:style>
    <style:style style:name="P2" style:family="paragraph" style:parent-style-name="Standard">
      <style:text-properties officeooo:rsid="00077de3" officeooo:paragraph-rsid="000e3767"/>
    </style:style>
    <style:style style:name="P3" style:family="paragraph" style:parent-style-name="Standard">
      <style:text-properties fo:font-weight="bold" officeooo:rsid="00077de3" officeooo:paragraph-rsid="00077de3" style:font-weight-asian="bold" style:font-weight-complex="bold"/>
    </style:style>
    <style:style style:name="P4" style:family="paragraph" style:parent-style-name="Standard">
      <style:text-properties fo:font-weight="bold" officeooo:rsid="000964d6" officeooo:paragraph-rsid="000964d6" style:font-weight-asian="bold" style:font-weight-complex="bold"/>
    </style:style>
    <style:style style:name="P5" style:family="paragraph" style:parent-style-name="Standard">
      <style:text-properties fo:font-weight="bold" officeooo:rsid="000c7fe7" officeooo:paragraph-rsid="000c7fe7" style:font-weight-asian="bold" style:font-weight-complex="bold"/>
    </style:style>
    <style:style style:name="P6" style:family="paragraph" style:parent-style-name="Standard">
      <style:text-properties fo:font-weight="normal" officeooo:rsid="00077de3" officeooo:paragraph-rsid="00077de3" style:font-weight-asian="normal" style:font-weight-complex="normal"/>
    </style:style>
    <style:style style:name="P7" style:family="paragraph" style:parent-style-name="Standard">
      <style:text-properties fo:font-weight="normal" officeooo:rsid="00077de3" officeooo:paragraph-rsid="000e3767" style:font-weight-asian="normal" style:font-weight-complex="normal"/>
    </style:style>
    <style:style style:name="P8" style:family="paragraph" style:parent-style-name="Standard">
      <style:text-properties fo:font-weight="normal" officeooo:rsid="000964d6" officeooo:paragraph-rsid="000964d6" style:font-weight-asian="normal" style:font-weight-complex="normal"/>
    </style:style>
    <style:style style:name="P9" style:family="paragraph" style:parent-style-name="Standard">
      <style:text-properties fo:font-weight="normal" officeooo:rsid="000c7fe7" officeooo:paragraph-rsid="000c7fe7" style:font-weight-asian="normal" style:font-weight-complex="normal"/>
    </style:style>
    <style:style style:name="P10" style:family="paragraph" style:parent-style-name="Standard">
      <style:text-properties fo:font-weight="normal" officeooo:rsid="000e3767" officeooo:paragraph-rsid="000e3767" style:font-weight-asian="normal" style:font-weight-complex="normal"/>
    </style:style>
    <style:style style:name="P11" style:family="paragraph" style:parent-style-name="Standard">
      <style:text-properties fo:color="#c9211e" loext:opacity="100%" officeooo:rsid="00095cc4" officeooo:paragraph-rsid="00095cc4"/>
    </style:style>
    <style:style style:name="P12" style:family="paragraph" style:parent-style-name="Standard">
      <style:text-properties fo:color="#c9211e" loext:opacity="100%" fo:font-weight="normal" officeooo:rsid="00095cc4" officeooo:paragraph-rsid="00095cc4" style:font-weight-asian="normal" style:font-weight-complex="normal"/>
    </style:style>
    <style:style style:name="P13" style:family="paragraph" style:parent-style-name="Standard">
      <style:text-properties style:use-window-font-color="true" loext:opacity="0%" fo:font-weight="bold" officeooo:rsid="00095cc4" officeooo:paragraph-rsid="00095cc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ff1cd" style:font-weight-asian="normal" style:font-weight-complex="normal"/>
    </style:style>
    <style:style style:name="T4" style:family="text">
      <style:text-properties fo:color="#c9211e" loext:opacity="100%"/>
    </style:style>
    <style:style style:name="T5" style:family="text">
      <style:text-properties officeooo:rsid="000e4b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pm – manage packages</text:p>
      <text:p text:style-name="P6">npx – run packages</text:p>
      <text:p text:style-name="P1"><text:span text:style-name="T1"/></text:p>
      <text:p text:style-name="P1"><text:span text:style-name="T1">Initalize project</text:span>. Run inside directory</text:p>
      <text:p text:style-name="P1">npm init - creates package.json</text:p>
      <text:p text:style-name="P1"/>
      <text:p text:style-name="P3">Add dependency</text:p>
      <text:p text:style-name="P1">npm install &lt;name of dependency&gt; - add dependency locally</text:p>
      <text:p text:style-name="P1">npm install -g &lt;name of dependency&gt; - add globally. <text:span text:style-name="T4">Where will it be</text:span>?</text:p>
      <text:p text:style-name="P1"/>
      <text:p text:style-name="P11">Download dependencies after project cloning?</text:p>
      <text:p text:style-name="P11"/>
      <text:p text:style-name="P13">Update dependencies</text:p>
      <text:p text:style-name="P13"><text:span text:style-name="T2">npm update</text:span></text:p>
      <text:p text:style-name="P12">how to update specific dep.?</text:p>
      <text:p text:style-name="P1"/>
      <text:p text:style-name="P5">Running all with parcel??</text:p>
      <text:p text:style-name="P6">npm install parcel-bundler</text:p>
      <text:p text:style-name="P6">parcel index.html</text:p>
      <text:p text:style-name="P6">parcel build index.html</text:p>
      <text:p text:style-name="P9">note: additionally create index.js, it may be empty</text:p>
      <text:p text:style-name="P6"/>
      <text:p text:style-name="P4">Run custom script</text:p>
      <text:p text:style-name="P8">Add custom script in package.json</text:p>
      <text:p text:style-name="P8"/>
      <text:p text:style-name="P8">"scripts": {</text:p>
      <text:p text:style-name="P8"><text:s text:c="2"/>"name-of-custom-script": "echo \"running custom script\" &amp;&amp; exit 1",</text:p>
      <text:p text:style-name="P8">},</text:p>
      <text:p text:style-name="P8"/>
      <text:p text:style-name="P8">and then</text:p>
      <text:p text:style-name="P8">npm run name-of-custom-script</text:p>
      <text:p text:style-name="P8"/>
      <text:p text:style-name="P2"><text:span text:style-name="T1">Create React project.</text:span><text:span text:style-name="T2"> </text:span><text:span text:style-name="T3">Directory with project will be created automatically.</text:span></text:p>
      <text:p text:style-name="P7">npx create-react-app &lt;name of the application&gt;</text:p>
      <text:p text:style-name="P10"/>
      <text:p text:style-name="P10">Babel and others will be installed automatically.</text:p>
      <text:p text:style-name="P10"><text:span text:style-name="T1">Start application</text:span> <text:span text:style-name="T5">(in development mode) </text:span>with</text:p>
      <text:p text:style-name="P10">npm start</text:p>
      <text:p text:style-name="P10"/>
      <text:p text:style-name="P6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24T04:17:58.640000000</dc:date>
    <meta:editing-duration>P1DT4H15M42S</meta:editing-duration>
    <meta:editing-cycles>9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28" meta:word-count="129" meta:character-count="886" meta:non-whitespace-character-count="781"/>
  </office:meta>
</office:document-meta>
</file>